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ipEntry.setExtraFields( ZipExtraField [ ] fiel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ZipEntry.getPlat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Entry.setUnixMode( int m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ZipEntry.getCentralDirectoryExtr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Entry.ZipEntry( Zip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ZipEntry.removeExtraField( ZipShort 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ZipEntry.setComprSize( lo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Entry.addExtraField( ZipExtraField z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ZipEntry.setPlatform( int plat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Entry.ZipEntry( java . util . zip . ZipEntry e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ZipEntry.setExternalAttributes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Entry.getExternal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Entry.is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Entry.ZipEntr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Entry.setInternalAttributes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Entr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Entry.setExtra( byte [ ] extr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ZipEntry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Entry.getExtraFiel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ZipEntry.getLocalFileDataExtr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ZipEntry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ZipEntry.setExtr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Entry.getUnixM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ZipEntr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Entry.Zip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Entry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Entry.getInternal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